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e1ed0" officeooo:paragraph-rsid="000e1ed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fc42b" officeooo:paragraph-rsid="000fc42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1df6f" officeooo:paragraph-rsid="0011df6f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b6a25" officeooo:paragraph-rsid="001ade0e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b6a25" officeooo:paragraph-rsid="001b6a25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cb6bf" officeooo:paragraph-rsid="001cb6b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de2c4" officeooo:paragraph-rsid="001de2c4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2e7ae" officeooo:paragraph-rsid="0022e7a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32712" officeooo:paragraph-rsid="00232712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32712" officeooo:paragraph-rsid="002c8ca9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4c49c" officeooo:paragraph-rsid="0024c49c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5938a" officeooo:paragraph-rsid="0025938a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6f808" officeooo:paragraph-rsid="0026f808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6fdde" officeooo:paragraph-rsid="0026fdde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767d8" officeooo:paragraph-rsid="002767d8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85591" officeooo:paragraph-rsid="00285591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7bca1" officeooo:paragraph-rsid="002c8ca9" style:font-size-asian="10.5pt" style:font-weight-asian="bold" style:font-size-complex="12pt" style:font-weight-complex="bold"/>
    </style:style>
    <style:style style:name="T1" style:family="text">
      <style:text-properties officeooo:rsid="000fc42b"/>
    </style:style>
    <style:style style:name="T2" style:family="text">
      <style:text-properties officeooo:rsid="00232712"/>
    </style:style>
    <style:style style:name="T3" style:family="text">
      <style:text-properties officeooo:rsid="0024c49c"/>
    </style:style>
    <style:style style:name="T4" style:family="text">
      <style:text-properties officeooo:rsid="0025938a"/>
    </style:style>
    <style:style style:name="T5" style:family="text">
      <style:text-properties officeooo:rsid="0026f808"/>
    </style:style>
    <style:style style:name="T6" style:family="text">
      <style:text-properties officeooo:rsid="002767d8"/>
    </style:style>
    <style:style style:name="T7" style:family="text">
      <style:text-properties officeooo:rsid="0027bca1"/>
    </style:style>
    <style:style style:name="T8" style:family="text">
      <style:text-properties officeooo:rsid="002c8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magania <text:span text:style-name="T1">funkcjonalne</text:span> <text:span text:style-name="T1">(spis oczekiwać klienta)</text:span></text:p>
      <text:p text:style-name="P2"/>
      <text:p text:style-name="P8">Jako klient chcę mieć możliwość zarejestrowania własnego profilu, <text:s/>abym nie musiał za każdym razem uzupełniać <text:span text:style-name="T2">swoich </text:span>danych do <text:span text:style-name="T2">zakupu.</text:span></text:p>
      <text:p text:style-name="P9"/>
      <text:p text:style-name="P9">Jako klient chc<text:span text:style-name="T8">ę</text:span> mieć możliwość przeglądania rozkładów przejazdów, abym wiedział, kiedy <text:span text:style-name="T3">samochód będzie wyjeżdżał z przystanku.</text:span></text:p>
      <text:p text:style-name="P9"/>
      <text:p text:style-name="P11">Jako klient chc<text:span text:style-name="T8">ę</text:span> mieć możliwość kupna biletu, abym miał pewność, że będę miał miejsce w samochodzie.</text:p>
      <text:p text:style-name="P11"/>
      <text:p text:style-name="P11">Jako klient chc<text:span text:style-name="T8">ę</text:span> mieć możliwość <text:span text:style-name="T4">kupić</text:span> bilet bez rejestrowania, aby <text:span text:style-name="T4">czas trwania operacji zakupu był krótszy.</text:span></text:p>
      <text:p text:style-name="P3"/>
      <text:p text:style-name="P12">Jako klient chcę otrzymywać punkty lojalnościowe, aby otrzymywać zniżki na ceny biletów.</text:p>
      <text:p text:style-name="P12"/>
      <text:p text:style-name="P12">Jako klient chcę <text:span text:style-name="T5">mieć możliwość śledzenia statusu biletu, abym wiedział kiedy otrzymam wiadomość z biletem.</text:span></text:p>
      <text:p text:style-name="P12"/>
      <text:p text:style-name="P13">Jako klient chcę mieć możliwość zapłaty za bilet przez internet, aby realizacja zamówienia była natychmiastowa.</text:p>
      <text:p text:style-name="P13"/>
      <text:p text:style-name="P14">Jako klient chc<text:span text:style-name="T8">ę</text:span> <text:span text:style-name="T7">mieć możliwość</text:span> <text:span text:style-name="T7">dodania</text:span> bilet<text:span text:style-name="T7">u</text:span> do koszyka, aby go później kupić.</text:p>
      <text:p text:style-name="P14"/>
      <text:p text:style-name="P17">Jako klient chc<text:span text:style-name="T8">ę</text:span> mieć możliwość kupna kilk<text:span text:style-name="T8">u</text:span> biletów jednocześnie, aby otrzymać wszystkie bilety w jednej wiadomości.</text:p>
      <text:p text:style-name="P14"/>
      <text:p text:style-name="P14">Jako administrator chcę <text:span text:style-name="T6">mieć możliwość</text:span> <text:span text:style-name="T6">dodawania ogłoszeń, aby powiadomienia były wysyłane do użytkowników.</text:span></text:p>
      <text:p text:style-name="P14"/>
      <text:p text:style-name="P15">Jako administrator chcę mieć możliwość <text:span text:style-name="T7">dodawania użytkowników, aby mieć wszystkie informacje o pracownikach.</text:span></text:p>
      <text:p text:style-name="P3"/>
      <text:p text:style-name="P16">Jako administrator chc<text:span text:style-name="T8">ę</text:span> mieć możliwość edycji danych użytkowników, aby nadawać pracownikom uprawnienia.</text:p>
      <text:p text:style-name="P4"/>
      <text:p text:style-name="P16">Jako kierowca chc<text:span text:style-name="T8">ę</text:span> mieć możliwość zgłoszenia awarii, aby samochód został automatycznie przydzielony do mechanika.</text:p>
      <text:p text:style-name="P5"/>
      <text:p text:style-name="P10">Jako kierowca chc<text:span text:style-name="T8">ę</text:span> mieć możliwość śledzenia statusu zgłoszenia, abym wiedział, kiedy mój samochód będzie naprawiony.</text:p>
      <text:p text:style-name="P5"/>
      <text:p text:style-name="P16">Jako mechanik chcę mieć możliwość zmiany statusu zgłoszenia, abym otrzymał następny samochód do naprawy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2:06:42.241662728</meta:creation-date>
    <dc:date>2019-03-06T08:40:53.919000000</dc:date>
    <meta:editing-duration>PT58M44S</meta:editing-duration>
    <meta:editing-cycles>11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16" meta:word-count="224" meta:character-count="1669" meta:non-whitespace-character-count="1460"/>
  </office:meta>
</office:document-meta>
</file>